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002cm" fo:margin-left="0cm" fo:margin-top="0cm" fo:margin-bottom="0cm" table:align="left" style:writing-mode="lr-tb"/>
    </style:style>
    <style:style style:name="Tabla1.A" style:family="table-column">
      <style:table-column-properties style:column-width="15.00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-left="0.265cm" fo:padding-right="0.265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officeooo:rsid="00050f11" officeooo:paragraph-rsid="00050f11"/>
    </style:style>
    <style:style style:name="P2" style:family="paragraph" style:parent-style-name="Standard">
      <style:paragraph-properties fo:margin-top="0cm" fo:margin-bottom="0cm" style:contextual-spacing="false" style:line-height-at-least="0.529cm" fo:orphans="0" fo:widows="0"/>
      <style:text-properties fo:color="#24292f" loext:opacity="100%" style:font-name="Consolas" fo:font-size="9pt" officeooo:paragraph-rsid="00050f11" style:font-name-asian="Times New Roman1" style:font-size-asian="9pt" style:language-asian="es" style:country-asian="ES" style:font-name-complex="Consolas1" style:font-size-complex="9pt"/>
    </style:style>
    <style:style style:name="P3" style:family="paragraph" style:parent-style-name="Standard">
      <style:paragraph-properties fo:margin-top="0cm" fo:margin-bottom="0cm" style:contextual-spacing="false" style:line-height-at-least="0.529cm" fo:orphans="0" fo:widows="0"/>
      <style:text-properties fo:color="#24292f" loext:opacity="100%" style:font-name="Consolas" fo:font-size="9pt" officeooo:paragraph-rsid="00069e54" style:font-name-asian="Times New Roman1" style:font-size-asian="9pt" style:language-asian="es" style:country-asian="ES" style:font-name-complex="Consolas1" style:font-size-complex="9pt"/>
    </style:style>
    <style:style style:name="P4" style:family="paragraph" style:parent-style-name="Standard">
      <style:paragraph-properties fo:margin-top="0cm" fo:margin-bottom="0cm" style:contextual-spacing="false" style:line-height-at-least="0.529cm" fo:orphans="0" fo:widows="0"/>
      <style:text-properties fo:color="#24292f" loext:opacity="100%" style:font-name="Consolas" fo:font-size="9pt" officeooo:rsid="00050f11" officeooo:paragraph-rsid="00050f11" style:font-name-asian="Times New Roman1" style:font-size-asian="9pt" style:language-asian="es" style:country-asian="ES" style:font-name-complex="Consolas1" style:font-size-complex="9pt"/>
    </style:style>
    <style:style style:name="P5" style:family="paragraph" style:parent-style-name="Standard">
      <style:paragraph-properties fo:margin-top="0cm" fo:margin-bottom="0cm" style:contextual-spacing="false" style:line-height-at-least="0.529cm" fo:orphans="0" fo:widows="0"/>
      <style:text-properties fo:color="#24292f" loext:opacity="100%" style:font-name="Consolas" fo:font-size="9pt" officeooo:rsid="00069e54" officeooo:paragraph-rsid="00069e54" style:font-name-asian="Times New Roman1" style:font-size-asian="9pt" style:language-asian="es" style:country-asian="ES" style:font-name-complex="Consolas1" style:font-size-complex="9pt"/>
    </style:style>
    <style:style style:name="P6" style:family="paragraph" style:parent-style-name="Standard">
      <style:text-properties fo:color="#24292f" loext:opacity="100%" style:font-name="Consolas" fo:font-size="9pt" officeooo:rsid="00069e54" officeooo:paragraph-rsid="00069e54" style:font-name-asian="Times New Roman1" style:font-size-asian="9pt" style:language-asian="es" style:country-asian="ES" style:font-name-complex="Consolas1" style:font-size-complex="9pt"/>
    </style:style>
    <style:style style:name="P7" style:family="paragraph" style:parent-style-name="Standard">
      <style:paragraph-properties fo:margin-top="0cm" fo:margin-bottom="0cm" style:contextual-spacing="false" style:line-height-at-least="0.529cm" fo:text-align="end" style:justify-single-word="false" fo:orphans="0" fo:widows="0"/>
      <style:text-properties style:font-name="Times New Roman" fo:font-size="10pt" officeooo:paragraph-rsid="00050f11" style:font-name-asian="Times New Roman1" style:font-size-asian="10pt" style:language-asian="es" style:country-asian="ES" style:font-name-complex="Times New Roman1" style:font-size-complex="10pt"/>
    </style:style>
    <style:style style:name="P8" style:family="paragraph" style:parent-style-name="Standard">
      <style:paragraph-properties fo:margin-top="0cm" fo:margin-bottom="0cm" style:contextual-spacing="false" style:line-height-at-least="0.529cm" fo:text-align="end" style:justify-single-word="false" fo:orphans="0" fo:widows="0"/>
      <style:text-properties style:font-name="Times New Roman" fo:font-size="10pt" officeooo:paragraph-rsid="00069e54" style:font-name-asian="Times New Roman1" style:font-size-asian="10pt" style:language-asian="es" style:country-asian="ES" style:font-name-complex="Times New Roman1" style:font-size-complex="10pt"/>
    </style:style>
    <style:style style:name="P9" style:family="paragraph" style:parent-style-name="Standard">
      <style:paragraph-properties fo:margin-top="0cm" fo:margin-bottom="0cm" style:contextual-spacing="false" style:line-height-at-least="0.529cm" fo:orphans="0" fo:widows="0"/>
      <style:text-properties officeooo:paragraph-rsid="00050f11"/>
    </style:style>
    <style:style style:name="P10" style:family="paragraph" style:parent-style-name="Standard">
      <style:paragraph-properties fo:margin-top="0cm" fo:margin-bottom="0cm" style:contextual-spacing="false" style:line-height-at-least="0.529cm" fo:orphans="0" fo:widows="0"/>
      <style:text-properties officeooo:rsid="00069e54" officeooo:paragraph-rsid="00069e54"/>
    </style:style>
    <style:style style:name="P11" style:family="paragraph" style:parent-style-name="Standard">
      <style:text-properties officeooo:rsid="00069e54" officeooo:paragraph-rsid="00069e54"/>
    </style:style>
    <style:style style:name="P12" style:family="paragraph" style:parent-style-name="Standard">
      <style:text-properties officeooo:paragraph-rsid="00069e54"/>
    </style:style>
    <style:style style:name="P13" style:family="paragraph" style:parent-style-name="Standard">
      <style:paragraph-properties fo:margin-top="0cm" fo:margin-bottom="0cm" style:contextual-spacing="false" style:line-height-at-least="0.529cm" fo:orphans="0" fo:widows="0"/>
      <style:text-properties fo:color="#24292f" loext:opacity="100%" style:font-name="Consolas" fo:font-size="9pt" officeooo:rsid="00050f11" officeooo:paragraph-rsid="00050f11" style:font-name-asian="Times New Roman1" style:font-size-asian="9pt" style:language-asian="es" style:country-asian="ES" style:font-name-complex="Consolas1" style:font-size-complex="9pt"/>
    </style:style>
    <style:style style:name="P14" style:family="paragraph" style:parent-style-name="Standard">
      <style:paragraph-properties fo:margin-top="0cm" fo:margin-bottom="0cm" style:contextual-spacing="false" style:line-height-at-least="0.529cm" fo:orphans="0" fo:widows="0"/>
      <style:text-properties fo:color="#24292f" loext:opacity="100%" style:font-name="Consolas" fo:font-size="9pt" officeooo:rsid="00050f11" officeooo:paragraph-rsid="00069e54" style:font-name-asian="Times New Roman1" style:font-size-asian="9pt" style:language-asian="es" style:country-asian="ES" style:font-name-complex="Consolas1" style:font-size-complex="9pt"/>
    </style:style>
    <style:style style:name="P15" style:family="paragraph" style:parent-style-name="Standard">
      <style:paragraph-properties fo:margin-top="0cm" fo:margin-bottom="0cm" style:contextual-spacing="false" style:line-height-at-least="0.529cm" fo:orphans="0" fo:widows="0"/>
      <style:text-properties fo:color="#24292f" loext:opacity="100%" style:font-name="Consolas" fo:font-size="9pt" officeooo:rsid="0014894d" officeooo:paragraph-rsid="00050f11" style:font-name-asian="Times New Roman1" style:font-size-asian="9pt" style:language-asian="es" style:country-asian="ES" style:font-name-complex="Consolas1" style:font-size-complex="9pt"/>
    </style:style>
    <style:style style:name="P16" style:family="paragraph" style:parent-style-name="Standard">
      <style:paragraph-properties fo:margin-top="0cm" fo:margin-bottom="0cm" style:contextual-spacing="false" style:line-height-at-least="0.529cm" fo:orphans="0" fo:widows="0"/>
      <style:text-properties fo:color="#24292f" loext:opacity="100%" style:font-name="Consolas" fo:font-size="9pt" officeooo:rsid="0014894d" officeooo:paragraph-rsid="00069e54" style:font-name-asian="Times New Roman1" style:font-size-asian="9pt" style:language-asian="es" style:country-asian="ES" style:font-name-complex="Consolas1" style:font-size-complex="9pt"/>
    </style:style>
    <style:style style:name="P17" style:family="paragraph" style:parent-style-name="Standard">
      <style:paragraph-properties fo:margin-top="0cm" fo:margin-bottom="0cm" style:contextual-spacing="false" style:line-height-at-least="0.529cm" fo:orphans="0" fo:widows="0"/>
      <style:text-properties fo:color="#24292f" loext:opacity="100%" style:font-name="Consolas" fo:font-size="9pt" officeooo:rsid="00069e54" officeooo:paragraph-rsid="00069e54" style:font-name-asian="Times New Roman1" style:font-size-asian="9pt" style:language-asian="es" style:country-asian="ES" style:font-name-complex="Consolas1" style:font-size-complex="9pt"/>
    </style:style>
    <style:style style:name="P18" style:family="paragraph" style:parent-style-name="Standard">
      <style:paragraph-properties fo:margin-top="0cm" fo:margin-bottom="0cm" style:contextual-spacing="false" style:line-height-at-least="0.529cm" fo:orphans="0" fo:widows="0"/>
      <style:text-properties officeooo:rsid="00069e54" officeooo:paragraph-rsid="00069e54"/>
    </style:style>
    <style:style style:name="P19" style:family="paragraph" style:parent-style-name="Standard">
      <style:text-properties officeooo:rsid="00069e54" officeooo:paragraph-rsid="00069e54"/>
    </style:style>
    <style:style style:name="T1" style:family="text">
      <style:text-properties officeooo:rsid="0014894d"/>
    </style:style>
    <style:style style:name="T2" style:family="text">
      <style:text-properties fo:color="#24292f" loext:opacity="100%" style:font-name="Consolas" fo:font-size="9pt" style:font-name-asian="Times New Roman1" style:font-size-asian="9pt" style:language-asian="es" style:country-asian="ES" style:font-name-complex="Consolas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 ejercicios PLSQL. Parte Procedimiento y funciones</text:p>
      <text:p text:style-name="P1"/>
      <text:p text:style-name="P4">1.- Crear un procedimiento PL/SQL que cuente el número de filas que hay en la tabla EMP<text:span text:style-name="T1">LE deposita el resultado en una variable y visualiza su contenido.</text:span></text:p>
      <text:p text:style-name="P4"/>
      <text:p text:style-name="P2">create or replace procedure bol1ej3</text:p>
      <text:p text:style-name="P2">is</text:p>
      <text:p text:style-name="P2"><text:s text:c="2"/>v_numfilas number;</text:p>
      <text:p text:style-name="P2">begin</text:p>
      <text:p text:style-name="P2"><text:s text:c="2"/>select count(*) into v_numfilas</text:p>
      <text:p text:style-name="P2"><text:s text:c="2"/>from emp;</text:p>
      <text:p text:style-name="P2"><text:s text:c="2"/>dbms_output.put_line('Nº Filas de la tabla EMP:: '||v_numfilas);</text:p>
      <text:p text:style-name="P15">end bol1ej3;</text:p>
      <text:p text:style-name="P4"/>
      <text:p text:style-name="P4"/>
      <text:p text:style-name="P15">2.-Codificar un procedimiento que reciba una cadena y la visualice al revés.</text:p>
      <text:p text:style-name="P4"/>
      <text:p text:style-name="P2">create or replace procedure MostrarAlReves( p_cad VARCHAR2)</text:p>
      <text:p text:style-name="P2">is</text:p>
      <text:p text:style-name="P2"><text:tab/>v_aux VARCHAR2(30):='';</text:p>
      <text:p text:style-name="P2">begin</text:p>
      <text:p text:style-name="P2"><text:tab/>for i in reverse 1..length(p_cad) loop</text:p>
      <text:p text:style-name="P2"><text:tab/><text:tab/>v_aux:=v_aux||substr(p_cad,i,1);</text:p>
      <text:p text:style-name="P2"><text:tab/>end loop;</text:p>
      <text:p text:style-name="P2"><text:tab/>dbms_output.put_line(v_aux);</text:p>
      <text:p text:style-name="P2">end <text:s/>MostrarAlReves;</text:p>
      <text:p text:style-name="P2"/>
      <text:p text:style-name="P7"/>
      <text:p text:style-name="P2">o también</text:p>
      <text:p text:style-name="P2"/>
      <text:p text:style-name="P7"/>
      <text:p text:style-name="P2">create or replace procedure MostrarAlReves( p_cad VARCHAR2)</text:p>
      <text:p text:style-name="P2">is</text:p>
      <text:p text:style-name="P2"><text:tab/>v_aux VARCHAR2(30):='';</text:p>
      <text:p text:style-name="P2">begin</text:p>
      <text:p text:style-name="P2"><text:tab/>for i in 1..length(p_cad) loop</text:p>
      <text:p text:style-name="P2"><text:tab/><text:tab/>v_aux:=v_aux||substr(p_cad,-i,1);</text:p>
      <text:p text:style-name="P2"><text:tab/>end loop;</text:p>
      <text:p text:style-name="P2"><text:tab/>dbms_output.put_line(v_aux);</text:p>
      <text:p text:style-name="P2">end <text:s/>MostrarAlReves;</text:p>
      <text:p text:style-name="P4"/>
      <text:p text:style-name="P4"/>
      <text:p text:style-name="P15">3.-Implementar un procedimiento que reciba un importe y visualice el desglose del cambio en unidades monetarias de 0.01, 0.02, 0.05, 0.10, 0.20, 0.50, 1, 2, 5, 10, 20, 50, 100, 200, 500 y 1000 € en orden inverso al que aparecen aquí enumeradas.</text:p>
      <text:p text:style-name="P4"/>
      <text:p text:style-name="P2">CREATE OR REPLACE PROCEDURE MostrarCambio(p_importe NUMBER)</text:p>
      <text:p text:style-name="P2">IS</text:p>
      <text:p text:style-name="P2"><text:soft-page-break/><text:s text:c="4"/>v_cambio NUMBER:=p_importe;</text:p>
      <text:p text:style-name="P2"><text:s text:c="4"/>v_moneda NUMBER;</text:p>
      <text:p text:style-name="P2"><text:s text:c="4"/>v_cantidad NUMBER;</text:p>
      <text:p text:style-name="P2">BEGIN</text:p>
      <text:p text:style-name="P2"><text:s text:c="4"/>dbms_output.put_line('Desglose de: ' || p_importe || ' euros.');</text:p>
      <text:p text:style-name="P2"><text:s text:c="4"/>WHILE v_cambio &gt; 0 LOOP</text:p>
      <text:p text:style-name="P2"><text:s text:c="8"/>IF v_cambio &gt;= 1000 THEN</text:p>
      <text:p text:style-name="P2"><text:s text:c="12"/>v_moneda:=1000;</text:p>
      <text:p text:style-name="P2"><text:s text:c="8"/>ELSIF v_cambio &gt;= 500 THEN</text:p>
      <text:p text:style-name="P2"><text:s text:c="12"/>v_moneda:=500;</text:p>
      <text:p text:style-name="P2"><text:s text:c="8"/>ELSIF v_cambio &gt;= 200 THEN</text:p>
      <text:p text:style-name="P2"><text:s text:c="12"/>v_moneda:=200;</text:p>
      <text:p text:style-name="P2"><text:s text:c="8"/>ELSIF v_cambio &gt;= 100 THEN</text:p>
      <text:p text:style-name="P2"><text:s text:c="12"/>v_moneda:=100;</text:p>
      <text:p text:style-name="P2"><text:s text:c="8"/>ELSIF v_cambio &gt;= 50 THEN</text:p>
      <text:p text:style-name="P2"><text:s text:c="12"/>v_moneda:=50;</text:p>
      <text:p text:style-name="P2"><text:s text:c="8"/>ELSIF v_cambio &gt;= 20 THEN</text:p>
      <text:p text:style-name="P2"><text:s text:c="12"/>v_moneda:=20;</text:p>
      <text:p text:style-name="P2"><text:s text:c="8"/>ELSIF v_cambio &gt;= 10 THEN</text:p>
      <text:p text:style-name="P2"><text:s text:c="12"/>v_moneda:=10;</text:p>
      <text:p text:style-name="P2"><text:s text:c="8"/>ELSIF v_cambio &gt;= 5 THEN</text:p>
      <text:p text:style-name="P2"><text:s text:c="12"/>v_moneda:=5;</text:p>
      <text:p text:style-name="P2"><text:s text:c="8"/>ELSIF v_cambio &gt;= 2 THEN</text:p>
      <text:p text:style-name="P2"><text:s text:c="12"/>v_moneda:=2;</text:p>
      <text:p text:style-name="P2"><text:s text:c="8"/>ELSIF v_cambio &gt;= 1 THEN</text:p>
      <text:p text:style-name="P2"><text:s text:c="12"/>v_moneda:=1;</text:p>
      <text:p text:style-name="P2"><text:s text:c="8"/>ELSIF v_cambio &gt;= 0.5 THEN</text:p>
      <text:p text:style-name="P2"><text:s text:c="12"/>v_moneda:=0.5;</text:p>
      <text:p text:style-name="P2"><text:s text:c="8"/>ELSIF v_cambio &gt;= 0.2 THEN</text:p>
      <text:p text:style-name="P2"><text:s text:c="12"/>v_moneda:=0.2;</text:p>
      <text:p text:style-name="P2"><text:s text:c="8"/>ELSIF v_cambio &gt;= 0.1 THEN</text:p>
      <text:p text:style-name="P2"><text:s text:c="12"/>v_moneda:=0.1;</text:p>
      <text:p text:style-name="P2"><text:s text:c="8"/>ELSIF v_cambio &gt;= 0.05 THEN</text:p>
      <text:p text:style-name="P2"><text:s text:c="12"/>v_moneda:=0.05;</text:p>
      <text:p text:style-name="P2"><text:s text:c="8"/>ELSIF v_cambio &gt;= 0.02 THEN</text:p>
      <text:p text:style-name="P2"><text:s text:c="12"/>v_moneda:=0.02;</text:p>
      <text:p text:style-name="P2"><text:s text:c="8"/>ELSE</text:p>
      <text:p text:style-name="P2"><text:s text:c="12"/>v_moneda:=0.01;</text:p>
      <text:p text:style-name="P2"><text:s text:c="8"/>END IF;</text:p>
      <text:p text:style-name="P2"><text:s text:c="8"/>v_cantidad:=TRUNC(v_cambio/v_moneda);</text:p>
      <text:p text:style-name="P2"><text:s text:c="8"/>v_cambio:=MOD(v_cambio,v_moneda);</text:p>
      <text:p text:style-name="P2"><text:s text:c="8"/>dbms_output.put_line('Billetes/monedas de ' || v_moneda || ': ' || v_cantidad);</text:p>
      <text:p text:style-name="P2"><text:s text:c="4"/>END LOOP;</text:p>
      <text:p text:style-name="P15">END MostrarCambio;</text:p>
      <text:p text:style-name="P4"/>
      <text:p text:style-name="P4"/>
      <text:p text:style-name="P4"/>
      <text:p text:style-name="P4"/>
      <text:p text:style-name="P4"><text:soft-page-break/></text:p>
      <text:p text:style-name="P16">4.- Realizar un procedimiento que reciba un número y muestre su tabla de multiplicar.</text:p>
      <text:p text:style-name="P5"/>
      <text:p text:style-name="P3">create or replace procedure MostrarTablaMultiplicar (p_num NUMBER)</text:p>
      <text:p text:style-name="P3">is</text:p>
      <text:p text:style-name="P3">begin</text:p>
      <text:p text:style-name="P3"><text:s text:c="2"/>for i in 1..9 loop</text:p>
      <text:p text:style-name="P3"><text:s text:c="4"/>dbms_output.put_line (p_num||'X'||i||'='||p_num*i);</text:p>
      <text:p text:style-name="P3"><text:s text:c="2"/>end loop;</text:p>
      <text:p text:style-name="P16">end MostrarTablaMultiplicar;</text:p>
      <text:p text:style-name="P14"/>
      <text:p text:style-name="P14"/>
      <text:p text:style-name="P5"><text:span text:style-name="T1">e</text:span>xecute MostrarTablaMultiplicar(3);</text:p>
      <text:p text:style-name="P9"/>
      <text:p text:style-name="P10">5.- <text:span text:style-name="T2"><text:s/>Realiza un procedimiento que reciba dos números 'nota' y 'edad' y un carácter 'sexo' y muestre el mensaje 'ACEPTADA' si la nota es mayor o igual a cinco, la edad es mayor o igual a dieciocho y el sexo es 'M'. En caso de que se cumpla lo mismo, pero el sexo sea 'V', debe imprimir 'POSIBLE'.</text:span></text:p>
      <text:p text:style-name="P10"/>
      <text:p text:style-name="P3">CREATE OR REPLACE PROCEDURE AptoNoApto(p_nota NUMBER, p_edad NUMBER, p_sexo CHAR)</text:p>
      <text:p text:style-name="P3">IS</text:p>
      <text:p text:style-name="P3">BEGIN</text:p>
      <text:p text:style-name="P3"><text:s text:c="4"/>IF p_nota &gt;= 5 AND p_edad &gt;= 18 THEN</text:p>
      <text:p text:style-name="P3"><text:s text:c="8"/>IF p_sexo = 'M' THEN</text:p>
      <text:p text:style-name="P3"><text:s text:c="12"/>dbms_output.put_line('ACEPTADA');</text:p>
      <text:p text:style-name="P3"><text:s text:c="8"/>ELSIF p_sexo = 'V' THEN</text:p>
      <text:p text:style-name="P3"><text:s text:c="12"/>dbms_output.put_line('POSIBLE');</text:p>
      <text:p text:style-name="P3"><text:s text:c="8"/>END IF;</text:p>
      <text:p text:style-name="P3"><text:s text:c="4"/>ELSE</text:p>
      <text:p text:style-name="P3"><text:s text:c="8"/>dbms_output.put_line('NO APTO');</text:p>
      <text:p text:style-name="P3"><text:s text:c="4"/>END IF;</text:p>
      <text:p text:style-name="P5">END AptoNoApto;</text:p>
      <text:p text:style-name="P12"/>
      <text:p text:style-name="P12"/>
      <text:p text:style-name="P11">6.- <text:span text:style-name="T2">Procedimiento que recibe una letra e imprima si es vocal o consonante.</text:span></text:p>
      <text:p text:style-name="P11"/>
      <text:p text:style-name="P3">create or replace procedure MostrarVocaloConsonante (p_letra CHAR)</text:p>
      <text:p text:style-name="P3">is</text:p>
      <text:p text:style-name="P3"><text:s text:c="2"/>v_resultado VARCHAR2(10):='Consonante';</text:p>
      <text:p text:style-name="P3">begin</text:p>
      <text:p text:style-name="P3"><text:s text:c="2"/>if p_letra in ('A','E','I','O','U') then</text:p>
      <text:p text:style-name="P3"><text:s text:c="4"/>v_resultado := 'Vocal';</text:p>
      <text:p text:style-name="P3"><text:s text:c="2"/>end if;</text:p>
      <text:p text:style-name="P3"><text:s text:c="2"/>dbms_output.put_line(p_letra||' es una '||v_resultado);</text:p>
      <text:p text:style-name="P5">end MostrarVocaloConsonante;</text:p>
      <text:p text:style-name="P12"/>
      <text:p text:style-name="P12"/>
      <text:p text:style-name="P12"/>
      <text:p text:style-name="P12"/>
      <text:p text:style-name="P11"><text:soft-page-break/>7.- <text:span text:style-name="T2">Diseñar un procedimiento que recibe por parámetros dos valores numéricos que representan la base y el exponente de una potencia donde el exponente es un número entero positivo o negativo. <text:s/>El procedimiento visualiza el valor de la potencia, teniendo en cuenta las siguientes consideraciones:</text:span></text:p>
      <text:p text:style-name="P3">1) Si la base y el exponente son cero, se mostrará un mensaje de error que diga "Datos erróneos".</text:p>
      <text:p text:style-name="P3">2) Si el exponente es cero la potencia es 1.</text:p>
      <text:p text:style-name="P3">3) Si el exponente es negativo la fórmula matemática de la potencia es pot = 1/base^exp. En este caso, si la base es cero escribir un mensaje de "Datos erróneos".</text:p>
      <text:p text:style-name="P6">Nota: No utilizar ninguna función que calcule la potencia.</text:p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create or replace function PotenciaPositiva (p_base NUMBER, p_exponente NUMBER)</text:p>
            <text:p text:style-name="P3">return FLOAT</text:p>
            <text:p text:style-name="P3">is</text:p>
            <text:p text:style-name="P3"><text:s text:c="2"/>v_resultado FLOAT:=1.0;</text:p>
            <text:p text:style-name="P3">begin</text:p>
            <text:p text:style-name="P3"><text:s text:c="2"/>for i in 1..p_exponente loop</text:p>
            <text:p text:style-name="P3"><text:s text:c="4"/>v_resultado:=v_resultado*p_base;</text:p>
            <text:p text:style-name="P3"><text:s text:c="2"/>end loop;</text:p>
            <text:p text:style-name="P3"><text:s text:c="2"/>return v_resultado;</text:p>
            <text:p text:style-name="P3">end PotenciaPositiva;</text:p>
            <text:p text:style-name="P3"/>
            <text:p text:style-name="P8"/>
            <text:p text:style-name="P3">create or replace function PotenciaNegativa (p_base NUMBER, p_exponente NUMBER)</text:p>
            <text:p text:style-name="P3">return FLOAT</text:p>
            <text:p text:style-name="P3">is</text:p>
            <text:p text:style-name="P3"><text:s text:c="2"/>v_resultado FLOAT:=1.0;</text:p>
            <text:p text:style-name="P3">begin</text:p>
            <text:p text:style-name="P3"><text:s text:c="2"/>if p_base=0 then</text:p>
            <text:p text:style-name="P3"><text:s text:c="4"/>raise_application_error(-20001,'Datos Erróneos');</text:p>
            <text:p text:style-name="P3"><text:s text:c="2"/>end if;</text:p>
            <text:p text:style-name="P3"><text:s text:c="2"/>v_resultado:=1/PotenciaPositiva(p_base,-1*p_exponente);</text:p>
            <text:p text:style-name="P3"><text:s text:c="2"/>return v_resultado;</text:p>
            <text:p text:style-name="P3">end PotenciaNegativa;</text:p>
            <text:p text:style-name="P3"/>
            <text:p text:style-name="P8"/>
            <text:p text:style-name="P3">create or replace procedure Potencia (p_base NUMBER, p_exponente NUMBER)</text:p>
            <text:p text:style-name="P3">is</text:p>
            <text:p text:style-name="P3"><text:s text:c="2"/>v_resultado FLOAT:=1.0;</text:p>
            <text:p text:style-name="P3">begin</text:p>
            <text:p text:style-name="P3"><text:s text:c="2"/>if p_base = 0 and p_exponente = 0 then</text:p>
            <text:p text:style-name="P3"><text:s text:c="4"/>raise_application_error(-20001,'Datos Erróneos');</text:p>
            <text:p text:style-name="P3"><text:s text:c="3"/>elsif p_exponente &lt; 0 then</text:p>
            <text:p text:style-name="P3"><text:s text:c="4"/>v_resultado:= PotenciaNegativa(p_base, p_exponente);</text:p>
            <text:p text:style-name="P3"><text:s text:c="3"/>elsif p_exponente &gt; 0 then</text:p>
            <text:p text:style-name="P3"><text:s text:c="4"/>v_resultado:= PotenciaPositiva(p_base, p_exponente);</text:p>
            <text:p text:style-name="P3"><text:s text:c="2"/>end if;</text:p>
            <text:p text:style-name="P3"><text:s text:c="2"/>dbms_output.put_line('Resultado= '||v_resultado);</text:p>
            <text:p text:style-name="P3">end Potencia;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11T13:55:37.995000000</meta:creation-date>
    <dc:date>2023-04-27T15:15:42.995000000</dc:date>
    <meta:editing-duration>PT3H44M3S</meta:editing-duration>
    <meta:editing-cycles>3</meta:editing-cycles>
    <meta:generator>LibreOffice/7.5.0.3$Windows_X86_64 LibreOffice_project/c21113d003cd3efa8c53188764377a8272d9d6de</meta:generator>
    <meta:document-statistic meta:table-count="1" meta:image-count="0" meta:object-count="0" meta:page-count="4" meta:paragraph-count="149" meta:word-count="686" meta:character-count="5491" meta:non-whitespace-character-count="4414"/>
  </office:meta>
</office:document-meta>
</file>